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200000037AA489ACD.png"/>
  <manifest:file-entry manifest:media-type="image/png" manifest:full-path="Pictures/10000201000003910000021EFDC7A717.png"/>
  <manifest:file-entry manifest:media-type="image/jpeg" manifest:full-path="Pictures/10000000000003E800000197544F7F12.jpg"/>
  <manifest:file-entry manifest:media-type="image/png" manifest:full-path="Pictures/10000000000001690000012CD8FF55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Título1-subtitle">
      <style:graphic-properties draw:fill-color="#ffffff" fo:min-height="13.86cm"/>
    </style:style>
    <style:style style:name="pr2" style:family="presentation" style:parent-style-name="Título1-title">
      <style:graphic-properties fo:min-height="4.504cm"/>
    </style:style>
    <style:style style:name="pr3" style:family="presentation" style:parent-style-name="Título1-title">
      <style:graphic-properties draw:auto-grow-height="true" fo:min-height="4.504cm"/>
    </style:style>
    <style:style style:name="pr4" style:family="presentation" style:parent-style-name="Título1-outline1">
      <style:graphic-properties fo:min-height="13.609cm"/>
    </style:style>
    <style:style style:name="P1" style:family="paragraph">
      <style:text-properties fo:color="#000000"/>
    </style:style>
    <style:style style:name="P2" style:family="paragraph">
      <style:paragraph-properties fo:text-align="end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16pt" style:font-size-asian="16pt" style:font-size-complex="16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1" draw:layer="layout" svg:width="25.199cm" svg:height="13.86cm" svg:x="1.4cm" svg:y="5.039cm" presentation:class="subtitle">
          <draw:text-box>
            <text:p text:style-name="P1"><text:span text:style-name="T1">Carlos Eduardo Benevides Bezerra</text:span></text:p>
            <text:p text:style-name="P1"><text:span text:style-name="T2">Orientador: Dr. Cláudio Fernando Resin Geyer</text:span></text:p>
            <text:p text:style-name="P1"><text:span text:style-name="T3">Porto Alegre, 4 de junho de 2009</text:span></text:p>
          </draw:text-box>
        </draw:frame>
        <draw:frame presentation:style-name="pr2" draw:text-style-name="P1" draw:layer="layout" svg:width="23.804cm" svg:height="4.504cm" svg:x="2.099cm" svg:y="6.224cm" presentation:class="title" presentation:user-transformed="true">
          <draw:text-box>
            <text:p text:style-name="P2"><text:span text:style-name="T1">Um breve estudo da adição de um quarto nível de cache em processadores multicore</text:span></text:p>
          </draw:text-box>
        </draw:frame>
        <presentation:notes draw:style-name="dp2"/>
      </draw:page>
      <draw:page draw:name="page2" draw:style-name="dp1" draw:master-page-name="Título1" presentation:presentation-page-layout-name="AL2T1">
        <office:forms form:automatic-focus="false" form:apply-design-mode="false"/>
        <draw:frame presentation:style-name="pr3" draw:layer="layout" svg:width="23.804cm" svg:height="4.504cm" svg:x="2.099cm" svg:y="6.099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66" draw:end-color="#ffffff" draw:start-intensity="100%" draw:end-intensity="100%" draw:angle="0" draw:border="0%"/>
    <draw:gradient draw:name="Gradient_20_8" draw:display-name="Gradient 8" draw:style="linear" draw:start-color="#ffffff" draw:end-color="#000000" draw:start-intensity="100%" draw:end-intensity="100%" draw:angle="0" draw:border="0%"/>
    <draw:gradient draw:name="Gradient_20_9" draw:display-name="Gradient 9" draw:style="linear" draw:start-color="#000000" draw:end-color="#000066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Padrão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 fo:padding-top="0cm" fo:padding-bottom="0cm" fo:padding-left="0cm" fo:padding-right="0cm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Padrão-outline1">
          <text:list-level-style-bullet text:level="1" text:bullet-char="">
            <style:list-level-properties text:space-before="0.295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4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100%" fo:text-align="start" fo:text-indent="0cm" style:punctuation-wrap="simple" style:line-break="strict" style:writing-mode="lr-tb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4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401cm" fo:line-height="100%" fo:text-align="start" fo:text-indent="0cm" style:punctuation-wrap="simple" style:line-break="strict" style:writing-mode="lr-tb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cm" fo:margin-bottom="0.299cm" fo:line-height="100%" fo:text-align="start" fo:text-indent="0cm" style:punctuation-wrap="simple" style:line-break="strict" style:writing-mode="lr-tb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cm" fo:margin-bottom="0.202cm" fo:line-height="100%" fo:text-align="start" fo:text-indent="0cm" style:punctuation-wrap="simple" style:line-break="strict" style:writing-mode="lr-tb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cm" fo:margin-bottom="0.101cm" fo:line-height="100%" fo:text-align="start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cm" fo:margin-bottom="0.101cm" fo:line-height="100%" fo:text-align="start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cm" fo:margin-bottom="0.101cm" fo:line-height="100%" fo:text-align="start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cm" fo:margin-bottom="0.101cm" fo:line-height="100%" fo:text-align="start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cm" fo:margin-bottom="0.101cm" fo:line-height="100%" fo:text-align="start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 fo:padding-top="0cm" fo:padding-bottom="0cm" fo:padding-left="0cm" fo:padding-right="0cm">
        <text:list-style style:name="Padrão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bold" style:font-family-asian="'DejaVu Sans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draw:auto-grow-height="false" draw:fit-to-size="shrink-to-fit">
        <text:list-style style:name="Título1-outline1">
          <text:list-level-style-bullet text:level="1" text:bullet-char="">
            <style:list-level-properties text:space-before="0.295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4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100%" fo:text-align="start" fo:text-indent="0cm" style:punctuation-wrap="simple" style:line-break="strict" style:writing-mode="lr-tb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4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401cm" fo:line-height="100%" fo:text-align="start" fo:text-indent="0cm" style:punctuation-wrap="simple" style:line-break="strict" style:writing-mode="lr-tb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cm" fo:margin-bottom="0.299cm" fo:line-height="100%" fo:text-align="start" fo:text-indent="0cm" style:punctuation-wrap="simple" style:line-break="strict" style:writing-mode="lr-tb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cm" fo:margin-bottom="0.202cm" fo:line-height="100%" fo:text-align="start" fo:text-indent="0cm" style:punctuation-wrap="simple" style:line-break="strict" style:writing-mode="lr-tb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cm" fo:margin-bottom="0.101cm" fo:line-height="100%" fo:text-align="start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cm" fo:margin-bottom="0.101cm" fo:line-height="100%" fo:text-align="start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cm" fo:margin-bottom="0.101cm" fo:line-height="100%" fo:text-align="start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cm" fo:margin-bottom="0.101cm" fo:line-height="100%" fo:text-align="start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cm" fo:margin-bottom="0.101cm" fo:line-height="100%" fo:text-align="start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 fo:padding-top="0cm" fo:padding-bottom="0cm" fo:padding-left="0cm" fo:padding-right="0cm">
        <text:list-style style:name="Título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solid" svg:stroke-width="0.026cm" svg:stroke-color="#000000" draw:stroke-linejoin="miter" draw:fill="solid" draw:fill-color="#000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>
      <style:graphic-properties draw:stroke="none" draw:fill="solid" draw:fill-color="#000000" draw:textarea-horizontal-align="justify" draw:textarea-vertical-align="bottom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solid" draw:fill-color="#000000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8" style:family="graphic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Mgr11" style:family="graphic">
      <style:graphic-properties draw:stroke="none" draw:fill="gradient" draw:fill-color="#00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2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3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329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32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Título1-backgroundobjects">
      <style:graphic-properties draw:stroke="none" draw:fill="none" draw:fill-color="#ffffff" draw:auto-grow-height="false" fo:min-height="1.449cm"/>
    </style:style>
    <style:style style:name="Mpr4" style:family="presentation" style:parent-style-name="Título1-backgroundobjects">
      <style:graphic-properties draw:stroke="none" draw:fill="none" draw:fill-color="#ffffff" draw:textarea-horizontal-align="justify" draw:textarea-vertical-align="top" draw:auto-grow-height="false" draw:auto-grow-width="false" fo:min-height="1.329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Título1-backgroundobjects">
      <style:graphic-properties draw:stroke="none" draw:fill="none" draw:fill-color="#ffffff" draw:textarea-horizontal-align="justify" draw:textarea-vertical-align="bottom" draw:auto-grow-height="false" draw:auto-grow-width="false" fo:min-height="1.329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align="center" fo:text-indent="0cm" style:punctuation-wrap="hanging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fo:margin-left="0cm" fo:margin-right="0cm" fo:line-height="100%" fo:text-indent="0cm"/>
    </style:style>
    <style:style style:name="MP8" style:family="paragraph">
      <style:paragraph-properties fo:margin-left="0cm" fo:margin-right="0cm" fo:line-height="100%" fo:text-align="end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93%" fo:text-indent="0cm"/>
    </style:style>
    <style:style style:name="MP11" style:family="paragraph">
      <style:paragraph-properties fo:margin-left="0cm" fo:margin-right="0cm" fo:line-height="93%" fo:text-indent="0cm" style:writing-mode="lr-tb"/>
    </style:style>
    <style:style style:name="MP12" style:family="paragraph">
      <style:paragraph-properties fo:margin-left="0cm" fo:margin-right="0cm" fo:line-height="93%" fo:text-align="end" fo:text-indent="0cm"/>
    </style:style>
    <style:style style:name="MP13" style:family="paragraph">
      <style:paragraph-properties fo:margin-left="0cm" fo:margin-right="0cm" fo:line-height="93%" fo:text-align="end" fo:text-indent="0cm" style:writing-mode="lr-tb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 fo:font-family="Calibri" style:font-family-generic="swiss" style:font-pitch="variable" fo:font-size="14pt" style:font-size-asian="14pt" style:font-size-complex="14pt"/>
    </style:style>
    <style:style style:name="MT2" style:family="text">
      <style:text-properties fo:color="#ffffff" fo:font-family="Calibri" style:font-family-generic="swiss" style:font-pitch="variable" fo:font-size="17pt" fo:language="pt" fo:country="BR" style:font-size-asian="17pt" style:font-size-complex="17pt"/>
    </style:style>
    <style:style style:name="MT3" style:family="text">
      <style:text-properties fo:color="#ffffff" fo:font-family="Calibri" style:font-family-generic="swiss" style:font-pitch="variable" fo:font-size="16pt" fo:language="pt" fo:country="BR" style:font-size-asian="16pt" style:font-size-complex="16pt"/>
    </style:style>
    <style:style style:name="MT4" style:family="text">
      <style:text-properties fo:font-family="'Times New Roman'" style:font-family-generic="roman" style:font-pitch="variable" fo:font-size="13pt" fo:language="en" fo:country="GB" style:font-family-asian="Arial" style:font-pitch-asian="variable" style:font-size-asian="13pt" style:font-family-complex="Arial" style:font-pitch-complex="variable" style:font-size-complex="13pt"/>
    </style:style>
    <style:style style:name="MT5" style:family="text">
      <style:text-properties fo:color="#ffffff" fo:font-family="Calibri" style:font-family-generic="swiss" style:font-pitch="variable" fo:font-size="17pt" fo:language="pt" fo:country="BR" style:font-family-asian="Tahoma" style:font-pitch-asian="variable" style:font-size-asian="17pt" style:font-family-complex="Tahoma" style:font-pitch-complex="variable" style:font-size-complex="17pt"/>
    </style:style>
    <style:style style:name="MT6" style:family="text">
      <style:text-properties fo:color="#ffffff" fo:font-family="Calibri" style:font-family-generic="swiss" style:font-pitch="variable" fo:font-size="16pt" fo:language="pt" fo:country="BR" style:font-family-asian="Tahoma" style:font-pitch-asian="variable" style:font-size-asian="16pt" style:font-family-complex="Tahoma" style:font-pitch-complex="variable" style:font-size-complex="16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45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draw:style-name="Mgr3" draw:text-style-name="MP3" draw:layer="backgroundobjects" svg:width="3.325cm" svg:height="1.975cm" svg:x="0.168cm" svg:y="18.186cm">
        <draw:image xlink:href="Pictures/10000201000003910000021EFDC7A717.png" xlink:type="simple" xlink:show="embed" xlink:actuate="onLoad">
          <text:p/>
        </draw:image>
      </draw:frame>
      <draw:frame draw:style-name="Mgr4" draw:text-style-name="MP3" draw:layer="backgroundobjects" svg:width="4.202cm" svg:height="1.424cm" svg:x="23.601cm" svg:y="18.477cm">
        <draw:image xlink:href="Pictures/10000201000000A200000037AA489ACD.png" xlink:type="simple" xlink:show="embed" xlink:actuate="onLoad">
          <text:p/>
        </draw:image>
      </draw:frame>
      <draw:custom-shape draw:style-name="Mgr5" draw:text-style-name="MP4" draw:layer="backgroundobjects" svg:width="28.002cm" svg:height="1.336cm" svg:x="0cm" svg:y="0.961cm">
        <text:p/>
        <draw:enhanced-geometry svg:viewBox="0 0 21600 21600" draw:type="rectangle" draw:enhanced-path="M 0 0 L 21600 0 21600 21600 0 21600 0 0 Z N"/>
      </draw:custom-shape>
      <draw:custom-shape draw:style-name="Mgr6" draw:text-style-name="MP4" draw:layer="backgroundobjects" svg:width="28.002cm" svg:height="0.763cm" svg:x="0cm" svg:y="20.241cm">
        <text:p text:style-name="MP5"><text:span text:style-name="MT1"><text:page-number>&lt;número&gt;</text:page-number></text:span><text:span text:style-name="MT1"> / 72</text:span></text:p>
        <draw:enhanced-geometry svg:viewBox="0 0 21600 21600" draw:type="rectangle" draw:enhanced-path="M 0 0 L 21600 0 21600 21600 0 21600 0 0 Z N"/>
      </draw:custom-shape>
      <draw:custom-shape draw:style-name="Mgr7" draw:text-style-name="MP4" draw:layer="backgroundobjects" svg:width="28.002cm" svg:height="1.701cm" svg:x="0cm" svg:y="-0.013cm">
        <text:p text:style-name="MP6"><text:span text:style-name="MT2">Lidando com recursos escassos e heterogêneos em um sistema distribuído atuando como servidor de MMOG</text:span></text:p>
        <draw:enhanced-geometry svg:viewBox="0 0 21600 21600" draw:type="mso-spt202" draw:enhanced-path="M 0 0 L 21600 0 21600 21600 0 21600 0 0 Z N"/>
      </draw:custom-shape>
      <draw:frame presentation:style-name="Padrão-title" draw:layer="backgroundobjects" svg:width="28.002cm" svg:height="1.17cm" svg:x="0cm" svg:y="1.066cm" presentation:class="title" presentation:placeholder="true">
        <draw:text-box/>
      </draw:frame>
      <draw:frame presentation:style-name="Padrão-outline1" draw:layer="backgroundobjects" svg:width="25.184cm" svg:height="15.266cm" svg:x="1.402cm" svg:y="3.497cm" presentation:class="outline" presentation:placeholder="true">
        <draw:text-box/>
      </draw:frame>
      <draw:custom-shape draw:style-name="Mgr8" draw:text-style-name="MP4" draw:layer="backgroundobjects" svg:width="28.002cm" svg:height="0.234cm" svg:x="0cm" svg:y="2.297cm">
        <text:p/>
        <draw:enhanced-geometry svg:viewBox="0 0 21600 21600" draw:type="rectangle" draw:enhanced-path="M 0 0 L 21600 0 21600 21600 0 21600 0 0 Z N"/>
      </draw:custom-shape>
      <draw:custom-shape draw:style-name="Mgr9" draw:text-style-name="MP4" draw:layer="backgroundobjects" svg:width="28.002cm" svg:height="0.233cm" draw:transform="rotate (3.1415926535892) translate (28.002cm 20.257cm)">
        <text:p/>
        <draw:enhanced-geometry svg:viewBox="0 0 21600 21600" draw:type="rectangle" draw:enhanced-path="M 0 0 L 21600 0 21600 21600 0 21600 0 0 Z N"/>
      </draw:custom-shape>
      <draw:custom-shape draw:style-name="Mgr10" draw:text-style-name="MP4" draw:layer="backgroundobjects" svg:width="10.256cm" svg:height="0.937cm" svg:x="-0.95cm" svg:y="20.135cm">
        <text:p text:style-name="MP7"><text:span text:style-name="MT3">Carlos Eduardo Benevides Bezerra</text:span></text:p>
        <draw:enhanced-geometry svg:viewBox="0 0 21600 21600" draw:type="mso-spt202" draw:enhanced-path="M 0 0 L 21600 0 21600 21600 0 21600 0 0 Z N"/>
      </draw:custom-shape>
      <draw:custom-shape draw:style-name="Mgr10" draw:text-style-name="MP4" draw:layer="backgroundobjects" svg:width="6.149cm" svg:height="0.937cm" svg:x="22.337cm" svg:y="20.135cm">
        <text:p text:style-name="MP8"><text:span text:style-name="MT3">Defesa de Mestrado</text:span></text:p>
        <draw:enhanced-geometry svg:viewBox="0 0 21600 21600" draw:type="mso-spt202" draw:enhanced-path="M 0 0 L 21600 0 21600 21600 0 21600 0 0 Z N"/>
      </draw:custom-shape>
      <draw:custom-shape draw:style-name="Mgr11" draw:text-style-name="MP4" draw:layer="backgroundobjects" svg:width="28.002cm" svg:height="0.234cm" svg:x="0cm" svg:y="0.86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12" draw:text-style-name="MP9" draw:layer="backgroundobjects" svg:width="20.32cm" svg:height="26.67cm" svg:x="0cm" svg:y="0cm">
          <text:p/>
        </draw:rect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13.317cm" svg:height="9.989cm" svg:x="3.492cm" svg:y="2.028cm" presentation:class="page"/>
        <draw:frame presentation:style-name="Padrão-notes" draw:layer="backgroundobjects" svg:width="16.241cm" svg:height="11.996cm" svg:x="2.032cm" svg:y="12.668cm" presentation:class="notes" presentation:placeholder="true">
          <draw:text-box/>
        </draw:frame>
        <draw:frame presentation:style-name="Mpr1" draw:text-style-name="MP11" draw:layer="backgroundobjects" svg:width="8.806cm" svg:height="1.328cm" svg:x="0cm" svg:y="-0.001cm" presentation:class="header">
          <draw:text-box>
            <text:p text:style-name="MP10"><text:span text:style-name="MT4"><presentation:header/></text:span></text:p>
          </draw:text-box>
        </draw:frame>
        <draw:frame presentation:style-name="Mpr1" draw:text-style-name="MP13" draw:layer="backgroundobjects" svg:width="8.806cm" svg:height="1.328cm" svg:x="11.501cm" svg:y="-0.001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2" draw:text-style-name="MP11" draw:layer="backgroundobjects" svg:width="8.806cm" svg:height="1.328cm" svg:x="0cm" svg:y="25.332cm" presentation:class="footer">
          <draw:text-box>
            <text:p text:style-name="MP10"><text:span text:style-name="MT4"><presentation:footer/></text:span></text:p>
          </draw:text-box>
        </draw:frame>
        <draw:frame presentation:style-name="Mpr2" draw:text-style-name="MP13" draw:layer="backgroundobjects" svg:width="8.806cm" svg:height="1.328cm" svg:x="11.501cm" svg:y="25.332cm" presentation:class="page-number">
          <draw:text-box>
            <text:p text:style-name="MP12"><text:span text:style-name="MT4"><text:page-number>&lt;número&gt;</text:page-number></text:span></text:p>
          </draw:text-box>
        </draw:frame>
      </presentation:notes>
    </style:master-page>
    <style:master-page style:name="Título1" style:page-layout-name="PM1" draw:style-name="Mdp1">
      <office:forms form:automatic-focus="false" form:apply-design-mode="false"/>
      <draw:frame draw:style-name="Mgr3" draw:text-style-name="MP3" draw:layer="backgroundobjects" svg:width="2.959cm" svg:height="2.47cm" svg:x="11.042cm" svg:y="15.231cm">
        <draw:image xlink:href="Pictures/10000000000001690000012CD8FF5580.png" xlink:type="simple" xlink:show="embed" xlink:actuate="onLoad">
          <text:p/>
        </draw:image>
      </draw:frame>
      <draw:frame draw:style-name="Mgr4" draw:text-style-name="MP3" draw:layer="backgroundobjects" svg:width="4.202cm" svg:height="1.424cm" svg:x="14.398cm" svg:y="18.102cm">
        <draw:image xlink:href="Pictures/10000201000000A200000037AA489ACD.png" xlink:type="simple" xlink:show="embed" xlink:actuate="onLoad">
          <text:p/>
        </draw:image>
      </draw:frame>
      <draw:custom-shape draw:style-name="Mgr5" draw:text-style-name="MP4" draw:layer="backgroundobjects" svg:width="28.002cm" svg:height="1.336cm" svg:x="0cm" svg:y="0.961cm">
        <text:p/>
        <draw:enhanced-geometry svg:viewBox="0 0 21600 21600" draw:type="rectangle" draw:enhanced-path="M 0 0 L 21600 0 21600 21600 0 21600 0 0 Z N"/>
      </draw:custom-shape>
      <draw:custom-shape draw:style-name="Mgr6" draw:text-style-name="MP4" draw:layer="backgroundobjects" svg:width="28.002cm" svg:height="0.763cm" svg:x="0cm" svg:y="20.236cm">
        <text:p text:style-name="MP5"><text:span text:style-name="MT1"><text:page-number>&lt;número&gt;</text:page-number></text:span><text:span text:style-name="MT1"> / 72</text:span></text:p>
        <draw:enhanced-geometry svg:viewBox="0 0 21600 21600" draw:type="rectangle" draw:enhanced-path="M 0 0 L 21600 0 21600 21600 0 21600 0 0 Z N"/>
      </draw:custom-shape>
      <draw:custom-shape draw:style-name="Mgr7" draw:text-style-name="MP4" draw:layer="backgroundobjects" svg:width="28.002cm" svg:height="0.981cm" svg:x="0cm" svg:y="-0.013cm">
        <text:p text:style-name="MP6"><text:span text:style-name="MT5">Um breve estudo da adição de um quarto nível de cache em processadores multicore</text:span></text:p>
        <draw:enhanced-geometry svg:viewBox="0 0 21600 21600" draw:type="mso-spt202" draw:enhanced-path="M 0 0 L 21600 0 21600 21600 0 21600 0 0 Z N"/>
      </draw:custom-shape>
      <draw:frame presentation:style-name="Título1-title" draw:layer="backgroundobjects" svg:width="23.804cm" svg:height="4.503cm" svg:x="2.099cm" svg:y="6.099cm" presentation:class="title" presentation:placeholder="true">
        <draw:text-box/>
      </draw:frame>
      <draw:custom-shape draw:style-name="Mgr8" draw:text-style-name="MP4" draw:layer="backgroundobjects" svg:width="28.002cm" svg:height="0.234cm" svg:x="0cm" svg:y="2.297cm">
        <text:p/>
        <draw:enhanced-geometry svg:viewBox="0 0 21600 21600" draw:type="rectangle" draw:enhanced-path="M 0 0 L 21600 0 21600 21600 0 21600 0 0 Z N"/>
      </draw:custom-shape>
      <draw:custom-shape draw:style-name="Mgr9" draw:text-style-name="MP4" draw:layer="backgroundobjects" svg:width="28.002cm" svg:height="0.233cm" draw:transform="rotate (3.1415926535892) translate (28.002cm 20.257cm)">
        <text:p/>
        <draw:enhanced-geometry svg:viewBox="0 0 21600 21600" draw:type="rectangle" draw:enhanced-path="M 0 0 L 21600 0 21600 21600 0 21600 0 0 Z N"/>
      </draw:custom-shape>
      <draw:custom-shape draw:style-name="Mgr10" draw:text-style-name="MP4" draw:layer="backgroundobjects" svg:width="10.256cm" svg:height="0.937cm" svg:x="-0.95cm" svg:y="20.135cm">
        <text:p text:style-name="MP7"><text:span text:style-name="MT3">Carlos Eduardo Benevides Bezerra</text:span></text:p>
        <draw:enhanced-geometry svg:viewBox="0 0 21600 21600" draw:type="mso-spt202" draw:enhanced-path="M 0 0 L 21600 0 21600 21600 0 21600 0 0 Z N"/>
      </draw:custom-shape>
      <draw:custom-shape draw:style-name="Mgr10" draw:text-style-name="MP4" draw:layer="backgroundobjects" svg:width="8.279cm" svg:height="0.937cm" svg:x="21.277cm" svg:y="20.135cm">
        <text:p text:style-name="MP8"><text:span text:style-name="MT6">CMP134 – Introdução a PPD</text:span></text:p>
        <draw:enhanced-geometry svg:viewBox="0 0 21600 21600" draw:type="mso-spt202" draw:enhanced-path="M 0 0 L 21600 0 21600 21600 0 21600 0 0 Z N"/>
      </draw:custom-shape>
      <draw:custom-shape draw:style-name="Mgr11" draw:text-style-name="MP4" draw:layer="backgroundobjects" svg:width="28.002cm" svg:height="0.234cm" svg:x="0cm" svg:y="0.86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175cm" svg:height="1.292cm" svg:x="14.627cm" svg:y="16.298cm">
        <draw:image xlink:href="Pictures/10000000000003E800000197544F7F12.jpg" xlink:type="simple" xlink:show="embed" xlink:actuate="onLoad">
          <text:p/>
        </draw:image>
      </draw:frame>
      <draw:frame draw:style-name="Mgr3" draw:text-style-name="MP3" draw:layer="backgroundobjects" svg:width="3.325cm" svg:height="1.976cm" svg:x="10.799cm" svg:y="17.899cm">
        <draw:image xlink:href="Pictures/10000201000003910000021EFDC7A717.png" xlink:type="simple" xlink:show="embed" xlink:actuate="onLoad">
          <text:p/>
        </draw:image>
      </draw:frame>
      <draw:frame presentation:style-name="Título1-outline1" draw:layer="backgroundobjects" svg:width="25.199cm" svg:height="13.85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3" draw:text-style-name="MP14" draw:layer="backgroundobjects" svg:width="8.875cm" svg:height="1.448cm" svg:x="9.576cm" svg:y="19.131cm" presentation:class="footer">
        <draw:text-box>
          <text:p text:style-name="MP14"><presentation:footer/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office:forms form:automatic-focus="false" form:apply-design-mode="false"/>
        <draw:rect draw:style-name="Mgr12" draw:text-style-name="MP9" draw:layer="backgroundobjects" svg:width="20.32cm" svg:height="26.67cm" svg:x="0cm" svg:y="0cm">
          <text:p/>
        </draw:rect>
        <draw:custom-shape draw:style-name="Mgr13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13.317cm" svg:height="9.989cm" svg:x="3.492cm" svg:y="2.028cm" presentation:class="page"/>
        <draw:frame presentation:style-name="Título1-notes" draw:layer="backgroundobjects" svg:width="16.241cm" svg:height="11.996cm" svg:x="2.032cm" svg:y="12.668cm" presentation:class="notes" presentation:placeholder="true">
          <draw:text-box/>
        </draw:frame>
        <draw:frame presentation:style-name="Mpr4" draw:text-style-name="MP11" draw:layer="backgroundobjects" svg:width="8.806cm" svg:height="1.328cm" svg:x="0cm" svg:y="-0.001cm" presentation:class="header">
          <draw:text-box>
            <text:p text:style-name="MP10"><text:span text:style-name="MT4"><presentation:header/></text:span></text:p>
          </draw:text-box>
        </draw:frame>
        <draw:frame presentation:style-name="Mpr4" draw:text-style-name="MP13" draw:layer="backgroundobjects" svg:width="8.806cm" svg:height="1.328cm" svg:x="11.501cm" svg:y="-0.001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5" draw:text-style-name="MP11" draw:layer="backgroundobjects" svg:width="8.806cm" svg:height="1.328cm" svg:x="0cm" svg:y="25.332cm" presentation:class="footer">
          <draw:text-box>
            <text:p text:style-name="MP10"><text:span text:style-name="MT4"><presentation:footer/></text:span></text:p>
          </draw:text-box>
        </draw:frame>
        <draw:frame presentation:style-name="Mpr5" draw:text-style-name="MP13" draw:layer="backgroundobjects" svg:width="8.806cm" svg:height="1.328cm" svg:x="11.501cm" svg:y="25.332cm" presentation:class="page-number">
          <draw:text-box>
            <text:p text:style-name="MP12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3T19:36:34</meta:creation-date>
    <meta:editing-cycles>3</meta:editing-cycles>
    <meta:editing-duration>PT00H06M05S</meta:editing-duration>
    <dc:date>2009-06-03T19:42:37</dc:date>
    <meta:generator>OpenOffice.org/3.0$Linux OpenOffice.org_project/300m15$Build-9379</meta:generator>
    <meta:document-statistic meta:object-count="59"/>
  </office:meta>
</office:document-meta>
</file>